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14f25f" officeooo:paragraph-rsid="0014f25f" style:font-size-asian="10pt" style:font-size-complex="10pt"/>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text-align="justify" style:justify-single-word="false"/>
      <style:text-properties fo:font-size="10pt" officeooo:paragraph-rsid="001620bf" style:font-size-asian="10pt" style:font-size-complex="10pt"/>
    </style:style>
    <style:style style:name="P4" style:family="paragraph" style:parent-style-name="Standard">
      <style:paragraph-properties fo:text-align="justify" style:justify-single-word="false"/>
      <style:text-properties fo:color="#3333ff" fo:font-size="10pt" officeooo:rsid="001620bf" officeooo:paragraph-rsid="001620bf" style:font-size-asian="10pt" style:font-size-complex="10pt"/>
    </style:style>
    <style:style style:name="P5" style:family="paragraph" style:parent-style-name="Standard">
      <style:paragraph-properties fo:text-align="justify" style:justify-single-word="false"/>
      <style:text-properties fo:color="#3333ff" fo:font-size="10pt" officeooo:rsid="001629cf" officeooo:paragraph-rsid="001629cf" style:font-size-asian="10pt" style:font-size-complex="10pt"/>
    </style:style>
    <style:style style:name="P6" style:family="paragraph" style:parent-style-name="Standard">
      <style:paragraph-properties fo:text-align="justify" style:justify-single-word="false"/>
      <style:text-properties officeooo:paragraph-rsid="0018aca5"/>
    </style:style>
    <style:style style:name="P7" style:family="paragraph" style:parent-style-name="Standard">
      <style:paragraph-properties fo:text-align="justify" style:justify-single-word="false"/>
      <style:text-properties officeooo:paragraph-rsid="001d91b5"/>
    </style:style>
    <style:style style:name="P8" style:family="paragraph" style:parent-style-name="Standard">
      <style:paragraph-properties fo:text-align="justify" style:justify-single-word="false"/>
      <style:text-properties fo:color="#ff3333" fo:font-size="10pt" fo:language="pt" fo:country="PT" officeooo:rsid="0014f25f" officeooo:paragraph-rsid="0018aca5" style:font-size-asian="10pt" style:font-size-complex="10pt"/>
    </style:style>
    <style:style style:name="T1" style:family="text">
      <style:text-properties fo:color="#000099"/>
    </style:style>
    <style:style style:name="T2" style:family="text">
      <style:text-properties fo:color="#000099" style:text-position="super 58%" fo:font-size="10pt" style:font-size-asian="10pt" style:font-size-complex="10pt"/>
    </style:style>
    <style:style style:name="T3" style:family="text">
      <style:text-properties fo:color="#000099" officeooo:rsid="00156757"/>
    </style:style>
    <style:style style:name="T4" style:family="text">
      <style:text-properties fo:color="#000099" officeooo:rsid="001620bf"/>
    </style:style>
    <style:style style:name="T5" style:family="text">
      <style:text-properties fo:color="#000099" officeooo:rsid="001629cf"/>
    </style:style>
    <style:style style:name="T6" style:family="text">
      <style:text-properties fo:color="#000099" fo:font-size="10pt" style:font-size-asian="10pt" style:font-size-complex="10pt"/>
    </style:style>
    <style:style style:name="T7" style:family="text">
      <style:text-properties fo:color="#000099" fo:font-size="10pt" officeooo:rsid="0014f25f" style:font-size-asian="10pt" style:font-size-complex="10pt"/>
    </style:style>
    <style:style style:name="T8" style:family="text">
      <style:text-properties fo:color="#000099" fo:font-size="10pt" officeooo:rsid="00156757" style:font-size-asian="10pt" style:font-size-complex="10pt"/>
    </style:style>
    <style:style style:name="T9" style:family="text">
      <style:text-properties fo:color="#000099" fo:font-size="10pt" officeooo:rsid="001629cf" style:font-size-asian="10pt" style:font-size-complex="10pt"/>
    </style:style>
    <style:style style:name="T10" style:family="text">
      <style:text-properties style:text-position="super 58%"/>
    </style:style>
    <style:style style:name="T11" style:family="text">
      <style:text-properties officeooo:rsid="00156757"/>
    </style:style>
    <style:style style:name="T12" style:family="text">
      <style:text-properties fo:color="#000000"/>
    </style:style>
    <style:style style:name="T13" style:family="text">
      <style:text-properties fo:color="#000000" officeooo:rsid="00156757"/>
    </style:style>
    <style:style style:name="T14" style:family="text">
      <style:text-properties fo:font-style="italic" style:font-style-asian="italic" style:font-style-complex="italic"/>
    </style:style>
    <style:style style:name="T15" style:family="text">
      <style:text-properties officeooo:rsid="001620bf"/>
    </style:style>
    <style:style style:name="T16" style:family="text">
      <style:text-properties officeooo:rsid="001629cf"/>
    </style:style>
    <style:style style:name="T17" style:family="text">
      <style:text-properties fo:color="#ff3333" fo:font-size="10pt" officeooo:rsid="0017c5f8" style:font-size-asian="10pt" style:font-size-complex="10pt"/>
    </style:style>
    <style:style style:name="T18" style:family="text">
      <style:text-properties fo:color="#ff3333" fo:font-size="10pt" fo:language="pt" fo:country="PT" officeooo:rsid="0017c5f8" style:font-size-asian="10pt" style:font-size-complex="10pt"/>
    </style:style>
    <style:style style:name="T19" style:family="text">
      <style:text-properties fo:color="#ff3333" fo:font-size="10pt" fo:language="pt" fo:country="PT" officeooo:rsid="0014f25f" style:font-size-asian="10pt" style:font-size-complex="10pt"/>
    </style:style>
    <style:style style:name="T20" style:family="text">
      <style:text-properties fo:color="#ff3333" fo:font-size="10pt" fo:language="pt" fo:country="PT" officeooo:rsid="0018aca5" style:font-size-asian="10pt" style:font-size-complex="10pt"/>
    </style:style>
    <style:style style:name="T21" style:family="text">
      <style:text-properties fo:color="#ff3333" fo:font-size="10pt" fo:language="pt" fo:country="PT" officeooo:rsid="001a1ee6" style:font-size-asian="10pt" style:font-size-complex="10pt"/>
    </style:style>
    <style:style style:name="T22" style:family="text">
      <style:text-properties fo:color="#ff3333" fo:font-size="10pt" fo:language="pt" fo:country="PT" officeooo:rsid="001ace93" style:font-size-asian="10pt" style:font-size-complex="10pt"/>
    </style:style>
    <style:style style:name="T23" style:family="text">
      <style:text-properties fo:color="#ff3333" fo:font-size="10pt" fo:language="pt" fo:country="PT" officeooo:rsid="001e2ca2" style:font-size-asian="10pt" style:font-size-complex="10pt"/>
    </style:style>
    <style:style style:name="T24" style:family="text">
      <style:text-properties fo:color="#ff3333" officeooo:rsid="0018aca5"/>
    </style:style>
    <style:style style:name="T25" style:family="text">
      <style:text-properties fo:color="#ff3333" officeooo:rsid="001c1d76"/>
    </style:style>
    <style:style style:name="T26" style:family="text">
      <style:text-properties fo:font-size="10pt" style:font-size-asian="10pt" style:font-size-complex="10pt"/>
    </style:style>
    <style:style style:name="T27" style:family="text">
      <style:text-properties fo:font-size="10pt" officeooo:rsid="00156757" style:font-size-asian="10pt" style:font-size-complex="10pt"/>
    </style:style>
    <style:style style:name="T28" style:family="text">
      <style:text-properties officeooo:rsid="0018aca5"/>
    </style:style>
    <style:style style:name="T29" style:family="text">
      <style:text-properties style:text-line-through-style="solid" style:text-line-through-type="single"/>
    </style:style>
    <style:style style:name="T30" style:family="text">
      <style:text-properties style:use-window-font-color="true" style:text-line-through-style="solid" style:text-line-through-type="singl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stival de conhecimento ufrj </text:p>
      <text:p text:style-name="P1"/>
      <text:p text:style-name="P6"><text:span text:style-name="T26">Orientada pela Dra. Denise R. Golçalves </text:span><text:span text:style-name="T6">(OV-UFRJ) </text:span><text:span text:style-name="T26">e pelo Dr. Luis A. Gutiérrez Soto </text:span><text:span text:style-name="T6">(IAG-USP)</text:span><text:span text:style-name="T26"> no meu projeto de iniciação científica (IC) procuro candidatas a </text:span><text:span text:style-name="T7">n</text:span><text:span text:style-name="T26">ebulosas </text:span><text:span text:style-name="T9">p</text:span><text:span text:style-name="T26">lanetárias (PNe) na fotometria VPHAS</text:span><text:span text:style-name="T2">+ </text:span><text:span text:style-name="T7">(escrever o significado da sigla <text:s text:c="2"/>por extenso; não é da área da Profa. Diana, então ela não conhecerá). </text:span><text:span text:style-name="T20">Aqui seria bom dizer quais são os filtros </text:span><text:span text:style-name="T21">de </text:span><text:span text:style-name="T20">VPHAS</text:span><text:span text:style-name="T19">.</text:span></text:p>
      <text:p text:style-name="P8">.</text:p>
      <text:p text:style-name="P2"/>
      <text:p text:style-name="P7"><text:span text:style-name="T26">PNe são objetos astronômicos que surgem no fim da vida de estrelas de massas entre aproximadamente 0</text:span><text:span text:style-name="T6">,</text:span><text:span text:style-name="T26">8 e 8 massas solares, quando o processo de fusão nuclear é interrompido pela escassez de </text:span><text:span text:style-name="T7">h</text:span><text:span text:style-name="T26">élio (He) no núcleo e pela incapacidade dessas estrelas de se aquecerem o suficiente para fusionar elementos mais pesados </text:span><text:span text:style-name="T8">do</text:span><text:span text:style-name="T27"> </text:span><text:span text:style-name="T26">que </text:span><text:span text:style-name="T8">h</text:span><text:span text:style-name="T26">idrogênio (H) e He. </text:span><text:span text:style-name="T18">Aqui eu acrescentaria </text:span><text:span text:style-name="T23">por algo como</text:span><text:span text:style-name="T18">:</text:span><text:span text:style-name="T17"> </text:span><text:span text:style-name="T18">A estrela se torna instável devido às violentas pulsações geradas porque a fusão do Hélio é muito sensível à temperatura. Esses pulsos térmicos são capazes de expelir as camadas externas das estrelas. Assim, <text:s/>um núcleo muito quente (normalmente &gt; 4X10^4 K) com um envelope de gás permanece. Esse gás é ionizado pela radiação ultravioleta proveniente da estrela central (núcleo), produzindo um espectro com linhas de emissão como Ha, [O III], </text:span><text:span text:style-name="T22">He II, etc</text:span><text:span text:style-name="T18">.</text:span></text:p>
      <text:p text:style-name="P2">A fase de PN dura pouco<text:span text:style-name="T1">,</text:span> em termos astronômicos<text:span text:style-name="T1">,</text:span> se comparada com toda a vida de uma estrela (cerca de 20 mil anos<text:span text:style-name="T1"> </text:span><text:span text:style-name="T3">em contraste com bilhões de anos da vida de estrelas dessas massas</text:span>). </text:p>
      <text:p text:style-name="P2"/>
      <text:p text:style-name="P2">Para selecionar essas candidatas, aplicamos diferentes critérios na busca por esses <text:span text:style-name="T29">dados</text:span> <text:span text:style-name="T24">PNe</text:span><text:span text:style-name="T28"> </text:span>no catálogo VPHAS<text:span text:style-name="T10">+</text:span>DR3. Um deles (e a fase da pesquisa que me encontro agora) é o critério de cor <text:span text:style-name="T3">(nos comprimentos de onda da parte ótica do espéctro)</text:span>, que é baseado na posição de PNe já conhecidas <text:span text:style-name="T29">em</text:span> <text:span text:style-name="T25">no?</text:span> diagram<text:span text:style-name="T29">a</text:span><text:span text:style-name="T30">s</text:span> c<text:span text:style-name="T13">or</text:span><text:span text:style-name="T12">-c</text:span><text:span text:style-name="T13">o</text:span><text:span text:style-name="T12">r </text:span>(r − Hα <text:span text:style-name="T14">versus</text:span> r − i). </text:p>
      <text:p text:style-name="P2"/>
      <text:p text:style-name="P3">Mais para frente no projeto, devemos ter uma lista <text:span text:style-name="T3">inicial</text:span><text:span text:style-name="T11"> </text:span>de possíveis candidatas a<text:span text:style-name="T12"> </text:span><text:span text:style-name="T3">n</text:span>ebulosas <text:span text:style-name="T3">p</text:span>lanetárias (objetos que atendem <text:span text:style-name="T3">o</text:span><text:span text:style-name="T1"> critério </text:span><text:span text:style-name="T3">acima, além de critérios de cores n</text:span><text:span text:style-name="T5">a</text:span><text:span text:style-name="T3"> parte infra-vermelha do espectro</text:span>). <text:span text:style-name="T3">Com tal lista faremos propostas observacionais para o telescópio de 4m SOAR</text:span><text:span text:style-name="T1"> para observarmos </text:span><text:span text:style-name="T4">o</text:span><text:span text:style-name="T1"> </text:span><text:span text:style-name="T4">espectro ótico</text:span><text:span text:style-name="T15"> </text:span>(último critério) desses objetos e poder identificar quais realmente são verdadeiras PNe, e quais são <text:span text:style-name="T15">mimicas</text:span>, que são objetos que se parecem <text:span text:style-name="T15">muito </text:span>com PNe, principalmente por também emitirem em Hα. <text:span text:style-name="T4">PNe e mímicas têm muitas outras linhas de emissão, porém algumas só aparecem no espectro de PNe, e, portanto somente dados espectroscópicos nos levarão a efetivamente afirmar se candi</text:span><text:span text:style-name="T5">d</text:span><text:span text:style-name="T4">a</text:span><text:span text:style-name="T5">t</text:span><text:span text:style-name="T4">as podem ou não ser confirmadas como tal.</text:span></text:p>
      <text:p text:style-name="P3"/>
      <text:p text:style-name="P4"><text:span text:style-name="T16">1) </text:span>Penso que falta acrescentar aqui porque encontrar mais nebulosas planetárias é relevante. Pense em algo geral como porque as PNe são relevantes no contexto geral da astrofísica. </text:p>
      <text:p text:style-name="P4"/>
      <text:p text:style-name="P5">2) Que tal ilustrar com um esquema, como aqueles do livro do Cosmic Buterflies sobre o ciclo de vida de uma estrela de baixa massa ou massa intermediária que mostre as PNe?</text:p>
      <text:p text:style-name="P5"/>
      <text:p text:style-name="P5">3) Você também pode mostrar algum diagrama de diagnóstico (diagramas cor-cor). Pode ser o que você cita + aquele do infra-mermelho. Assim se te perguntam como são, você tem bem quentinho na mente. Pegue aquele que achar mais simples, com menos número de mímicas. Ou seja, os do Luis não, pois são muito completos :)</text:p>
      <text:p text:style-name="P5"/>
      <text:p text:style-name="P5">4) Também pode mostrar o espectro ótico de 1 ou 2 PNe e também de uma estrela dentre as mímicas. Desta forma entenderão porque temos que usar espectros depois da fotometria.</text:p>
      <text:p text:style-name="P5"/>
      <text:p text:style-name="P5">Escolhe você mesmo as figuras, mas se quiser discutir, aqui estam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3T15:10:43.203108138</meta:creation-date>
    <dc:date>2020-07-13T21:40:31.009602370</dc:date>
    <meta:editing-duration>PT32M54S</meta:editing-duration>
    <meta:editing-cycles>7</meta:editing-cycles>
    <meta:generator>LibreOffice/5.1.6.2$Linux_X86_64 LibreOffice_project/10m0$Build-2</meta:generator>
    <meta:document-statistic meta:table-count="0" meta:image-count="0" meta:object-count="0" meta:page-count="1" meta:paragraph-count="12" meta:word-count="569" meta:character-count="3406" meta:non-whitespace-character-count="2842"/>
  </office:meta>
</office:document-meta>
</file>